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ucida Grande" svg:font-family="'Lucida Grande', Arial, sans-serif"/>
    <style:font-face style:name="Segoe UI" svg:font-family="'Segoe UI', system-ui, 'Apple Color Emoji', 'Segoe UI Emoji', sans-serif"/>
    <style:font-face style:name="apple-system" svg:font-family="apple-system, BlinkMacSystemFont, 'Segoe UI', 'Apple Color Emoji', 'Segoe UI Emoji', 'Segoe UI Web', sans-serif"/>
    <style:font-face style:name="apple-system1" svg:font-family="apple-system, BlinkMacSystemFont, 'Segoe UI', system-ui, 'Apple Color Emoji', 'Segoe UI Emoji', 'Segoe UI Web'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Segoe UI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Segoe UI" fo:font-size="10.5pt" fo:letter-spacing="normal" fo:font-style="normal" fo:font-weight="normal" officeooo:rsid="002d8641" officeooo:paragraph-rsid="002d8641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2pt" fo:letter-spacing="normal" fo:font-style="normal" fo:font-weight="normal" officeooo:rsid="002b0d3a" officeooo:paragraph-rsid="002b0d3a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" fo:font-size="12pt" fo:letter-spacing="normal" fo:font-style="normal" fo:font-weight="normal" officeooo:rsid="002d8641" officeooo:paragraph-rsid="002d8641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apple-system1" fo:font-size="10.5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7606a" style:font-name="ui-monospace" fo:font-size="12pt" fo:letter-spacing="normal" fo:font-style="normal" fo:font-weight="bold" officeooo:rsid="00206975" officeooo:paragraph-rsid="00206975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7606a" style:font-name="ui-monospace" fo:font-size="13pt" fo:letter-spacing="normal" fo:font-style="normal" fo:font-weight="normal" officeooo:rsid="002f0ca3" officeooo:paragraph-rsid="001c9601" style:font-size-asian="11.3500003814697pt" style:font-size-complex="13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6a9955" style:font-name="Droid Sans Mono" fo:font-size="10.5pt" fo:font-weight="normal" officeooo:rsid="001f2ac5" officeooo:paragraph-rsid="001f2ac5" fo:background-color="#1e1e1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6a9955" style:font-name="Droid Sans Mono" fo:font-size="10.5pt" fo:font-style="normal" fo:font-weight="bold" officeooo:rsid="001f2ac5" officeooo:paragraph-rsid="001f2ac5" fo:background-color="#1e1e1e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b0d3a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d4d4d4" style:font-name="Droid Sans Mono" fo:font-size="10.5pt" fo:font-style="normal" fo:font-weight="normal" officeooo:rsid="001f2ac5" officeooo:paragraph-rsid="001f2ac5" fo:background-color="#1e1e1e" style:font-style-asian="normal" style:font-weight-asian="bold" style:font-style-complex="normal" style:font-weight-complex="bold"/>
    </style:style>
    <style:style style:name="P14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/>
    </style:style>
    <style:style style:name="P15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444444" style:font-name="Lucida Grande" fo:font-size="13.5pt" fo:letter-spacing="normal" fo:font-style="normal" fo:font-weight="normal" officeooo:rsid="0025ea35" loext:padding="0cm" loext:border="none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ucida Grande" fo:font-size="15pt" fo:letter-spacing="normal" fo:font-style="normal" fo:font-weight="normal" officeooo:rsid="0025ea35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Lucida Grande" fo:font-size="13.5pt" fo:letter-spacing="normal" fo:font-style="normal" fo:font-weight="normal" officeooo:rsid="0025ea35" loext:padding="0cm" loext:border="none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6a9955" style:font-name="Droid Sans Mono" fo:font-size="10.5pt" fo:letter-spacing="normal" fo:font-style="normal" fo:font-weight="bold" officeooo:rsid="001f2ac5" fo:background-color="#1e1e1e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57606a" style:font-name="ui-monospace" fo:font-size="13pt" fo:letter-spacing="normal" fo:font-style="normal" fo:font-weight="normal" officeooo:rsid="002f0ca3" officeooo:paragraph-rsid="001c9601" style:font-size-asian="11.3500003814697pt" style:font-size-complex="13pt"/>
    </style:style>
    <style:style style:name="P2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1" style:family="paragraph" style:parent-style-name="Standard">
      <style:text-properties fo:color="#d4d4d4" style:font-name="Droid Sans Mono" fo:font-size="10.5pt" fo:font-weight="normal" officeooo:paragraph-rsid="0035bb8a" fo:background-color="#1e1e1e"/>
    </style:style>
    <style:style style:name="P22" style:family="paragraph" style:parent-style-name="Standard">
      <style:text-properties fo:color="#d4d4d4" style:font-name="Droid Sans Mono" fo:font-size="10.5pt" fo:font-weight="normal" officeooo:rsid="00399d73" officeooo:paragraph-rsid="00399d73" fo:background-color="#1e1e1e"/>
    </style:style>
    <style:style style:name="P23" style:family="paragraph" style:parent-style-name="Standard">
      <style:text-properties fo:color="#d4d4d4" style:font-name="Droid Sans Mono" fo:font-size="10.5pt" fo:font-weight="normal" officeooo:rsid="0039a51f" officeooo:paragraph-rsid="0039a51f" fo:background-color="#1e1e1e"/>
    </style:style>
    <style:style style:name="P24" style:family="paragraph" style:parent-style-name="Standard">
      <style:text-properties fo:color="#d4d4d4" style:font-name="Droid Sans Mono" fo:font-size="10.5pt" fo:font-weight="normal" officeooo:rsid="003b2505" officeooo:paragraph-rsid="003b2505" fo:background-color="#1e1e1e"/>
    </style:style>
    <style:style style:name="P25" style:family="paragraph" style:parent-style-name="Standard">
      <style:text-properties fo:color="#d4d4d4" style:font-name="Droid Sans Mono" fo:font-size="10.5pt" fo:font-weight="normal" officeooo:rsid="003b9f7e" officeooo:paragraph-rsid="003b9f7e" fo:background-color="#1e1e1e"/>
    </style:style>
    <style:style style:name="P2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7" style:family="paragraph" style:parent-style-name="Standard">
      <style:text-properties fo:color="#6a9955" style:font-name="Droid Sans Mono" fo:font-size="10.5pt" fo:font-weight="normal" officeooo:paragraph-rsid="0035bb8a" fo:background-color="#1e1e1e"/>
    </style:style>
    <style:style style:name="P28" style:family="paragraph" style:parent-style-name="Text_20_body">
      <style:text-properties officeooo:paragraph-rsid="0035bb8a"/>
    </style:style>
    <style:style style:name="P29" style:family="paragraph" style:parent-style-name="Text_20_body">
      <style:text-properties officeooo:rsid="0037b5ea" officeooo:paragraph-rsid="0037b5ea"/>
    </style:style>
    <style:style style:name="P30" style:family="paragraph" style:parent-style-name="Text_20_body">
      <style:text-properties officeooo:rsid="00399d73" officeooo:paragraph-rsid="00399d73"/>
    </style:style>
    <style:style style:name="P31" style:family="paragraph" style:parent-style-name="Text_20_body">
      <style:text-properties officeooo:rsid="0039a51f" officeooo:paragraph-rsid="0039a51f"/>
    </style:style>
    <style:style style:name="P32" style:family="paragraph" style:parent-style-name="Text_20_body">
      <style:text-properties officeooo:rsid="003b2505" officeooo:paragraph-rsid="003b2505"/>
    </style:style>
    <style:style style:name="P33" style:family="paragraph" style:parent-style-name="Text_20_body">
      <style:text-properties officeooo:rsid="003b9f7e" officeooo:paragraph-rsid="003b9f7e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Segoe UI" fo:font-size="10.5pt" fo:letter-spacing="normal" fo:font-style="normal" fo:font-weight="normal" officeooo:rsid="003d7aa6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Segoe UI" fo:font-size="10.5pt" fo:letter-spacing="normal" fo:font-style="normal" fo:font-weight="normal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style:font-name="Segoe UI" fo:font-size="10.5pt" fo:letter-spacing="normal" fo:font-style="normal" fo:font-weight="bold" officeooo:rsid="003e282e" officeooo:paragraph-rsid="003e282e" style:font-weight-asian="bold" style:font-weight-complex="bold"/>
    </style:style>
    <style:style style:name="T1" style:family="text">
      <style:text-properties officeooo:rsid="00193768"/>
    </style:style>
    <style:style style:name="T2" style:family="text">
      <style:text-properties style:font-name="Lucida Grande" fo:font-size="15pt"/>
    </style:style>
    <style:style style:name="T3" style:family="text">
      <style:text-properties style:font-name="Lucida Grande" fo:font-size="15pt" officeooo:rsid="0025ea35"/>
    </style:style>
    <style:style style:name="T4" style:family="text">
      <style:text-properties fo:color="#444444" style:font-name="Lucida Grande" fo:font-size="13.5pt" officeooo:rsid="0025ea35" loext:padding="0cm" loext:border="none"/>
    </style:style>
    <style:style style:name="T5" style:family="text">
      <style:text-properties fo:font-variant="normal" fo:text-transform="none" fo:color="#242424" style:font-name="apple-system" fo:font-size="12pt" fo:letter-spacing="normal" fo:font-style="normal" fo:font-weight="normal" officeooo:rsid="002b0d3a"/>
    </style:style>
    <style:style style:name="T6" style:family="text">
      <style:text-properties fo:font-variant="normal" fo:text-transform="none" fo:color="#000080" style:font-name="apple-system" fo:font-size="12pt" fo:letter-spacing="normal" fo:language="zxx" fo:country="none" fo:font-style="normal" style:text-underline-style="solid" style:text-underline-width="auto" style:text-underline-color="font-color" fo:font-weight="normal" officeooo:rsid="002b0d3a" style:language-asian="zxx" style:country-asian="none" style:language-complex="zxx" style:country-complex="none"/>
    </style:style>
    <style:style style:name="T7" style:family="text">
      <style:text-properties fo:font-variant="normal" fo:text-transform="none" fo:color="#6a9955" style:font-name="Droid Sans Mono" fo:font-size="10.5pt" fo:letter-spacing="normal" fo:font-style="normal" fo:font-weight="bold" officeooo:rsid="001f2ac5" fo:background-color="#1e1e1e" loext:char-shading-value="0" style:font-style-asian="normal" style:font-weight-asian="bold" style:font-style-complex="normal" style:font-weight-complex="bold"/>
    </style:style>
    <style:style style:name="T8" style:family="text">
      <style:text-properties fo:color="#d7ba7d"/>
    </style:style>
    <style:style style:name="T9" style:family="text">
      <style:text-properties fo:color="#9cdcfe"/>
    </style:style>
    <style:style style:name="T10" style:family="text">
      <style:text-properties fo:color="#ce9178"/>
    </style:style>
    <style:style style:name="T11" style:family="text">
      <style:text-properties fo:color="#b5cea8"/>
    </style:style>
    <style:style style:name="T12" style:family="text">
      <style:text-properties fo:color="#569cd6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391969"/>
    </style:style>
    <style:style style:name="T15" style:family="text">
      <style:text-properties officeooo:rsid="00391969"/>
    </style:style>
  </office:automatic-styles>
  <office:body>
    <office:text text:use-soft-page-breaks="true">
      <office:forms form:automatic-focus="false" form:apply-design-mode="false"/>
      <text:tracked-changes>
        <text:changed-region xml:id="ct94567015869648" text:id="ct94567015869648">
          <text:deletion>
            <office:change-info>
              <dc:creator>Unknown Author</dc:creator>
              <dc:date>2022-06-30T14:20:36</dc:date>
            </office:change-info>
            <text:p text:style-name="P34"><text:span text:style-name="T1">d</text:span>hatchan244</text:p>
          </text:deletion>
        </text:changed-region>
        <text:changed-region xml:id="ct94567015869920" text:id="ct94567015869920">
          <text:insertion>
            <office:change-info>
              <dc:creator>Unknown Author</dc:creator>
              <dc:date>2022-06-30T14:20:48</dc:date>
            </office:change-info>
          </text:insertion>
        </text:changed-region>
        <text:changed-region xml:id="ct94567016064656" text:id="ct94567016064656">
          <text:deletion>
            <office:change-info>
              <dc:creator>Unknown Author</dc:creator>
              <dc:date>2022-06-30T14:20:36</dc:date>
            </office:change-info>
            <text:p text:style-name="P34"/>
            <text:p text:style-name="P34">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</text:p>
          </text:deletion>
        </text:changed-region>
        <text:changed-region xml:id="ct94567016065328" text:id="ct94567016065328">
          <text:insertion>
            <office:change-info>
              <dc:creator>Unknown Author</dc:creator>
              <dc:date>2022-06-30T14:20:53</dc:date>
            </office:change-info>
          </text:insertion>
        </text:changed-region>
        <text:changed-region xml:id="ct94567015847536" text:id="ct94567015847536">
          <text:insertion>
            <office:change-info>
              <dc:creator>Unknown Author</dc:creator>
              <dc:date>2022-06-30T14:21:07</dc:date>
            </office:change-info>
          </text:insertion>
        </text:changed-region>
        <text:changed-region xml:id="ct94567038840240" text:id="ct94567038840240">
          <text:insertion>
            <office:change-info>
              <dc:creator>Unknown Author</dc:creator>
              <dc:date>2022-07-01T12:08:39</dc:date>
            </office:change-info>
          </text:insertion>
        </text:changed-region>
        <text:changed-region xml:id="ct94567015851872" text:id="ct94567015851872">
          <text:insertion>
            <office:change-info>
              <dc:creator>Unknown Author</dc:creator>
              <dc:date>2022-05-30T07:09:59</dc:date>
            </office:change-info>
          </text:insertion>
        </text:changed-region>
        <text:changed-region xml:id="ct94567015852752" text:id="ct94567015852752">
          <text:insertion>
            <office:change-info>
              <dc:creator>Unknown Author</dc:creator>
              <dc:date>2022-05-30T07:10:00</dc:date>
            </office:change-info>
          </text:insertion>
        </text:changed-region>
        <text:changed-region xml:id="ct94567014521968" text:id="ct94567014521968">
          <text:insertion>
            <office:change-info>
              <dc:creator>Unknown Author</dc:creator>
              <dc:date>2022-05-29T13:37:24</dc:date>
            </office:change-info>
          </text:insertion>
        </text:changed-region>
        <text:changed-region xml:id="ct94567015887856" text:id="ct94567015887856">
          <text:insertion>
            <office:change-info>
              <dc:creator>Unknown Author</dc:creator>
              <dc:date>2022-05-29T13:38:24</dc:date>
            </office:change-info>
          </text:insertion>
        </text:changed-region>
        <text:changed-region xml:id="ct94567015890832" text:id="ct94567015890832">
          <text:insertion>
            <office:change-info>
              <dc:creator>Unknown Author</dc:creator>
              <dc:date>2022-05-29T13:39:00</dc:date>
            </office:change-info>
          </text:insertion>
        </text:changed-region>
        <text:changed-region xml:id="ct94567015874176" text:id="ct94567015874176">
          <text:insertion>
            <office:change-info>
              <dc:creator>Unknown Author</dc:creator>
              <dc:date>2022-05-25T22:50:25</dc:date>
            </office:change-info>
          </text:insertion>
        </text:changed-region>
        <text:changed-region xml:id="ct94567015875280" text:id="ct94567015875280">
          <text:insertion>
            <office:change-info>
              <dc:creator>Unknown Author</dc:creator>
              <dc:date>2022-05-26T13:27:33</dc:date>
            </office:change-info>
          </text:insertion>
        </text:changed-region>
        <text:changed-region xml:id="ct94567015876160" text:id="ct94567015876160">
          <text:insertion>
            <office:change-info>
              <dc:creator>Unknown Author</dc:creator>
              <dc:date>2022-05-25T22:50:25</dc:date>
            </office:change-info>
          </text:insertion>
        </text:changed-region>
        <text:changed-region xml:id="ct94567015790512" text:id="ct94567015790512">
          <text:insertion>
            <office:change-info>
              <dc:creator>Unknown Author</dc:creator>
              <dc:date>2022-05-25T22:37:34</dc:date>
            </office:change-info>
          </text:insertion>
        </text:changed-region>
        <text:changed-region xml:id="ct94567016061920" text:id="ct94567016061920">
          <text:insertion>
            <office:change-info>
              <dc:creator>Unknown Author</dc:creator>
              <dc:date>2022-05-29T13:49:47</dc:date>
            </office:change-info>
          </text:insertion>
        </text:changed-region>
        <text:changed-region xml:id="ct94567016000768" text:id="ct94567016000768">
          <text:insertion>
            <office:change-info>
              <dc:creator>Unknown Author</dc:creator>
              <dc:date>2022-06-14T09:39:04</dc:date>
            </office:change-info>
          </text:insertion>
        </text:changed-region>
        <text:changed-region xml:id="ct94567016007472" text:id="ct94567016007472">
          <text:insertion>
            <office:change-info>
              <dc:creator>Unknown Author</dc:creator>
              <dc:date>2022-06-16T12:29:17</dc:date>
            </office:change-info>
          </text:insertion>
        </text:changed-region>
        <text:changed-region xml:id="ct94566998491472" text:id="ct94566998491472">
          <text:insertion>
            <office:change-info>
              <dc:creator>Unknown Author</dc:creator>
              <dc:date>2022-06-16T18:23:34</dc:date>
            </office:change-info>
          </text:insertion>
        </text:changed-region>
        <text:changed-region xml:id="ct94566998491232" text:id="ct94566998491232">
          <text:insertion>
            <office:change-info>
              <dc:creator>Unknown Author</dc:creator>
              <dc:date>2022-06-14T09:39:04</dc:date>
            </office:change-info>
          </text:insertion>
        </text:changed-region>
        <text:changed-region xml:id="ct94567023609360" text:id="ct94567023609360">
          <text:insertion>
            <office:change-info>
              <dc:creator>Unknown Author</dc:creator>
              <dc:date>2022-06-16T18:25:00</dc:date>
            </office:change-info>
          </text:insertion>
        </text:changed-region>
        <text:changed-region xml:id="ct94567014737952" text:id="ct94567014737952">
          <text:insertion>
            <office:change-info>
              <dc:creator>Unknown Author</dc:creator>
              <dc:date>2022-06-16T18:29:36</dc:date>
            </office:change-info>
          </text:insertion>
        </text:changed-region>
        <text:changed-region xml:id="ct94567023620256" text:id="ct94567023620256">
          <text:insertion>
            <office:change-info>
              <dc:creator>Unknown Author</dc:creator>
              <dc:date>2022-06-16T18:30:44</dc:date>
            </office:change-info>
          </text:insertion>
        </text:changed-region>
        <text:changed-region xml:id="ct94567023623968" text:id="ct94567023623968">
          <text:insertion>
            <office:change-info>
              <dc:creator>Unknown Author</dc:creator>
              <dc:date>2022-06-16T18:31:38</dc:date>
            </office:change-info>
          </text:insertion>
        </text:changed-region>
        <text:changed-region xml:id="ct94567014630912" text:id="ct94567014630912">
          <text:insertion>
            <office:change-info>
              <dc:creator>Unknown Author</dc:creator>
              <dc:date>2022-06-16T18:32:3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change text:change-id="ct94567015869648"/><text:change-start text:change-id="ct94567015869920"/>d<text:change-end text:change-id="ct94567015869920"/><text:change text:change-id="ct94567016064656"/><text:change-start text:change-id="ct94567016065328"/></text:p>
      <text:p text:style-name="P1"/>
      <text:p text:style-name="P1"/>
      <text:p text:style-name="P6"><text:change-end text:change-id="ct94567016065328"/><text:change-start text:change-id="ct94567015847536"/>Ganeshh1</text:p>
      <text:p text:style-name="P6">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</text:p>
      <text:p text:style-name="P6"><text:a xlink:type="simple" xlink:href="mailto:HelloWorld@6699" office:target-frame-name="_blank" xlink:show="new" text:style-name="Internet_20_link" text:visited-style-name="Visited_20_Internet_20_Link">HelloWorld@6699</text:a><text:change-end text:change-id="ct94567015847536"/></text:p>
      <text:p text:style-name="P1"><text:change-start text:change-id="ct94567038840240"/></text:p>
      <text:p text:style-name="P36">Cheerypick in git<text:change-end text:change-id="ct94567038840240"/></text:p>
      <text:p text:style-name="P2"/>
      <text:p text:style-name="P1">ranjitgaudaman</text:p>
      <text:p text:style-name="P3">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<text:change-start text:change-id="ct94567015851872"/></text:p>
      <text:p text:style-name="P3"><text:change-end text:change-id="ct94567015851872"/><text:change-start text:change-id="ct94567015852752"/></text:p>
      <text:p text:style-name="P5">kamali22</text:p>
      <text:p text:style-name="P5">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</text:p>
      <text:p text:style-name="P5"><text:change-end text:change-id="ct94567015852752"/><text:change-start text:change-id="ct94567014521968"/></text:p>
      <text:p text:style-name="P3"/>
      <text:p text:style-name="P4">git config --global user.name "kamali22"<text:change-end text:change-id="ct94567014521968"/><text:change-start text:change-id="ct94567015887856"/></text:p>
      <text:p text:style-name="P12"><text:span text:style-name="T5">git config --global user.email "</text:span><text:a xlink:type="simple" xlink:href="mailto:kamalishwetha@gmail.com" text:style-name="Internet_20_link" text:visited-style-name="Visited_20_Internet_20_Link"><text:span text:style-name="T6">kamalishwetha@gmail</text:span></text:a><text:a xlink:type="simple" xlink:href="mailto:kamalishwetha@gmail.com" text:style-name="Internet_20_link" text:visited-style-name="Visited_20_Internet_20_Link">.com</text:a><text:span text:style-name="T5">"</text:span><text:change-end text:change-id="ct94567015887856"/><text:change-start text:change-id="ct94567015890832"/></text:p>
      <text:p text:style-name="P12"><text:span text:style-name="T5">git config --global user.password "</text:span><text:span text:style-name="T7">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</text:span><text:span text:style-name="T5">"</text:span><text:change-end text:change-id="ct94567015890832"/></text:p>
      <text:p text:style-name="P7"/>
      <text:p text:style-name="P7">#129721 - URGENT VAT USER ISSUE</text:p>
      <text:h text:style-name="P14" text:outline-level="1"><text:bookmark text:name="trac-ticket-title"/> <text:span text:style-name="T2">#2831 -</text:span><text:span text:style-name="T3">&gt; prism ticket</text:span><text:change-start text:change-id="ct94567015874176"/><text:span text:style-name="T3">, </text:span><text:bookmark text:name="trac-ticket-title1"/><text:span text:style-name="T3">#2836 </text:span><text:span text:style-name="T4">(new)</text:span></text:h>
      <text:h text:style-name="P15" text:outline-level="1"><text:bookmark text:name="trac-ticket-title2"/><text:change-end text:change-id="ct94567015874176"/><text:change-start text:change-id="ct94567015875280"/>#2837 </text:h>
      <text:p text:style-name="P17"><text:change-end text:change-id="ct94567015875280"/><text:change-start text:change-id="ct94567015876160"/></text:p>
      <text:p text:style-name="P18"><text:change-end text:change-id="ct94567015876160"/><text:change-start text:change-id="ct94567015790512"/></text:p>
      <text:p text:style-name="P16">fatal: The current branch feature/vat_user_issue_fixed has no upstream branch.</text:p>
      <text:p text:style-name="P16">To push the current branch and set the remote as upstream, use</text:p>
      <text:p text:style-name="P16"/>
      <text:p text:style-name="P16"><text:s text:c="4"/>git push --set-upstream origin feature/vat_user_issue_fixed<text:change-end text:change-id="ct94567015790512"/></text:p>
      <text:p text:style-name="P7"/>
      <text:p text:style-name="P7"/>
      <text:p text:style-name="P8">Kamali Selvaraj git credentials</text:p>
      <text:p text:style-name="P10"/>
      <text:p text:style-name="P11">user.email=kamalishwetha@gmail.com</text:p>
      <text:p text:style-name="P11">user.name=kamali22</text:p>
      <text:p text:style-name="P11">user.password= 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</text:p>
      <text:p text:style-name="P11">core.repositoryformatversion=0</text:p>
      <text:p text:style-name="P11">core.filemode=true</text:p>
      <text:p text:style-name="P11">core.bare=false</text:p>
      <text:p text:style-name="P11">core.logallrefupdates=true</text:p>
      <text:p text:style-name="P11">remote.origin.url=https://github.com/kamali22/react</text:p>
      <text:p text:style-name="P11"><text:soft-page-break/>remote.origin.fetch=+refs/heads/*:refs/remotes/origin/*</text:p>
      <text:p text:style-name="P11">branch.master.remote=origin</text:p>
      <text:p text:style-name="P11">branch.master.merge=refs/heads/master<text:change-start text:change-id="ct94567016061920"/></text:p>
      <text:p text:style-name="P11"/>
      <text:p text:style-name="P11"/>
      <text:p text:style-name="P13"><text:span text:style-name="T8">.container-class</text:span> {</text:p>
      <text:p text:style-name="P20"><text:span text:style-name="T9">display</text:span>: <text:span text:style-name="T10">flex</text:span>;</text:p>
      <text:p text:style-name="P20"><text:span text:style-name="T9">margin-bottom</text:span>: <text:span text:style-name="T11">30px</text:span>;</text:p>
      <text:p text:style-name="P20">}</text:p>
      <text:p text:style-name="P11"><text:change-end text:change-id="ct94567016061920"/></text:p>
      <text:p text:style-name="P9"><text:change-start text:change-id="ct94567016000768"/></text:p>
      <text:p text:style-name="P9"/>
      <text:p text:style-name="P19"><text:a xlink:type="simple" xlink:href="https://secure.gosimpletax.com/motu/" office:target-frame-name="_blank" xlink:show="new" text:style-name="Internet_20_link" text:visited-style-name="Visited_20_Internet_20_Link">https://secure.gosimpletax.com/motu/</text:a></text:p>
      <text:p text:style-name="Text_20_body"/>
      <text:p text:style-name="Text_20_body">username : dcf56</text:p>
      <text:p text:style-name="Text_20_body">passw: Ranjit@135</text:p>
      <text:p text:style-name="Text_20_body"/>
      <text:p text:style-name="Text_20_body"/>
      <text:p text:style-name="P28">application.py <text:s/>print(xml) <text:s/>4 commands comment </text:p>
      <text:p text:style-name="P28"/>
      <text:p text:style-name="P27"><text:change-end text:change-id="ct94567016000768"/><text:change-start text:change-id="ct94567016007472"/>&lt;!-- {% if data.c3a_1 != '1.00' or data.c3a_1 != '3.00' and data.taxable_pay_SSR|add:data.taxable_pay_BR|add:data.taxable_pay_SIR|add:data.taxable_pay_HR|add:data.taxable_pay_AHR != 0 %}</text:p>
      <text:p text:style-name="P26">{% if data.c3a_1 == '2.00' and data.taxable_pay_SSR != 0 %} --&gt;</text:p>
      <text:p text:style-name="P28"/>
      <text:p text:style-name="P28"/>
      <text:p text:style-name="P27">&lt;!-- {% endif %}</text:p>
      <text:p text:style-name="P26">{% endif %} --&gt;</text:p>
      <text:p text:style-name="P28"><text:change-end text:change-id="ct94567016007472"/><text:change-start text:change-id="ct94566998491472"/></text:p>
      <text:p text:style-name="P29">168<text:span text:style-name="T13">th</text:span> line</text:p>
      <text:p text:style-name="P21">[hmrc-agent] <text:s text:c="2"/></text:p>
      <text:p text:style-name="P20"><text:span text:style-name="T12">enabled</text:span>=false</text:p>
      <text:p text:style-name="P20"><text:span text:style-name="T12">id</text:span>=</text:p>
      <text:p text:style-name="P20"><text:span text:style-name="T12">password</text:span>=</text:p>
      <text:p text:style-name="P28"><text:change-end text:change-id="ct94566998491472"/><text:change-start text:change-id="ct94566998491232"/><text:line-break/><text:change-end text:change-id="ct94566998491232"/><text:change-start text:change-id="ct94567023609360"/><text:span text:style-name="T15">215</text:span><text:span text:style-name="T14">th</text:span><text:span text:style-name="T15"> line</text:span></text:p>
      <text:p text:style-name="P21">[hmrc_api]</text:p>
      <text:p text:style-name="P20"><text:span text:style-name="T12">url</text:span>=http://api.service.hmrc.gov.uk/oauth/authorize?<text:span text:style-name="T12">response_type</text:span>=code</text:p>
      <text:p text:style-name="P20"><text:span text:style-name="T12">client_id</text:span>=G1bVOVjwJfi8YyxR4JojxwkDqWoa</text:p>
      <text:p text:style-name="P20"><text:span text:style-name="T12">redirect_uri</text:span>= http://stage.gosimpletax.com/integrations/iservice/hmrc-api</text:p>
      <text:p text:style-name="P20"><text:span text:style-name="T12">client_secret</text:span>=SjKAvFWsu53DJh3Qoy_PexSOWhca</text:p>
      <text:p text:style-name="P28"><text:change-end text:change-id="ct94567023609360"/><text:change-start text:change-id="ct94567014737952"/></text:p>
      <text:p text:style-name="P30">263<text:span text:style-name="T13">rd</text:span> line</text:p>
      <text:p text:style-name="P22"><text:soft-page-break/>[twilio]</text:p>
      <text:p text:style-name="P20"><text:span text:style-name="T12">account_sid</text:span>=</text:p>
      <text:p text:style-name="P20"><text:span text:style-name="T12">auth_token</text:span>=</text:p>
      <text:p text:style-name="P20"><text:span text:style-name="T12">number</text:span>=+447481344600</text:p>
      <text:p text:style-name="P20"><text:span text:style-name="T12">international_number</text:span>=+447481344600</text:p>
      <text:p text:style-name="P20"><text:span text:style-name="T12">uk_isd_code_regex</text:span>=r<text:span text:style-name="T10">'(^</text:span><text:span text:style-name="T8">\+</text:span><text:span text:style-name="T10">44*)'</text:span></text:p>
      <text:p text:style-name="P30"><text:change-end text:change-id="ct94567014737952"/><text:change-start text:change-id="ct94567023620256"/></text:p>
      <text:p text:style-name="P30"/>
      <text:p text:style-name="P31">386<text:span text:style-name="T13">th</text:span> line</text:p>
      <text:p text:style-name="P23">[google_captcha]</text:p>
      <text:p text:style-name="P20"><text:span text:style-name="T12">secret_key</text:span>=</text:p>
      <text:p text:style-name="P31"><text:change-end text:change-id="ct94567023620256"/><text:change-start text:change-id="ct94567023623968"/></text:p>
      <text:p text:style-name="P31"/>
      <text:p text:style-name="P32">347<text:span text:style-name="T13">th</text:span> line</text:p>
      <text:p text:style-name="P24">[property_vendors_list]</text:p>
      <text:p text:style-name="P20"><text:span text:style-name="T12">vendors_list</text:span>=</text:p>
      <text:p text:style-name="P32"><text:change-end text:change-id="ct94567023623968"/><text:change-start text:change-id="ct94567014630912"/></text:p>
      <text:p text:style-name="P32"/>
      <text:p text:style-name="P33">343<text:span text:style-name="T13">rd</text:span> line</text:p>
      <text:p text:style-name="P25">[hammock]</text:p>
      <text:p text:style-name="P20"><text:span text:style-name="T12">client_id</text:span> =</text:p>
      <text:p text:style-name="P20"><text:span text:style-name="T12">client_secret</text:span> =</text:p>
      <text:p text:style-name="P20"><text:span text:style-name="T12">hammock_url</text:span>=</text:p>
      <text:p text:style-name="P33"><text:change-end text:change-id="ct945670146309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ucida Grande" svg:font-family="'Lucida Grande', Arial, sans-serif"/>
    <style:font-face style:name="Segoe UI" svg:font-family="'Segoe UI', system-ui, 'Apple Color Emoji', 'Segoe UI Emoji', sans-serif"/>
    <style:font-face style:name="apple-system" svg:font-family="apple-system, BlinkMacSystemFont, 'Segoe UI', 'Apple Color Emoji', 'Segoe UI Emoji', 'Segoe UI Web', sans-serif"/>
    <style:font-face style:name="apple-system1" svg:font-family="apple-system, BlinkMacSystemFont, 'Segoe UI', system-ui, 'Apple Color Emoji', 'Segoe UI Emoji', 'Segoe UI Web'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4:26:50.427018953</meta:creation-date>
    <dc:date>2022-07-01T12:08:56.253077315</dc:date>
    <meta:editing-duration>P1DT5H31M34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3" meta:paragraph-count="71" meta:word-count="177" meta:character-count="2033" meta:non-whitespace-character-count="1920"/>
  </office:meta>
</office:document-meta>
</file>